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xml:id="id1" draw:id="id1" draw:layer="layout" svg:width="1.4cm" svg:height="1.2cm" svg:x="9.269cm" svg:y="3.934cm">
          <text:p text:style-name="P1">*a</text:p>
        </draw:rect>
        <draw:rect draw:style-name="gr1" draw:text-style-name="P1" xml:id="id3" draw:id="id3" draw:layer="layout" svg:width="1.4cm" svg:height="1.2cm" svg:x="10.669cm" svg:y="3.934cm">
          <text:p text:style-name="P1">*b</text:p>
        </draw:rect>
        <draw:rect draw:style-name="gr1" draw:text-style-name="P1" xml:id="id5" draw:id="id5" draw:layer="layout" svg:width="1.4cm" svg:height="1.2cm" svg:x="12.069cm" svg:y="3.934cm">
          <text:p text:style-name="P1">*c</text:p>
        </draw:rect>
        <draw:rect draw:style-name="gr1" draw:text-style-name="P1" xml:id="id7" draw:id="id7" draw:layer="layout" svg:width="1.4cm" svg:height="1.2cm" svg:x="13.469cm" svg:y="3.934cm">
          <text:p text:style-name="P1">*d</text:p>
        </draw:rect>
        <draw:rect draw:style-name="gr1" draw:text-style-name="P1" xml:id="id9" draw:id="id9" draw:layer="layout" svg:width="1.4cm" svg:height="1.2cm" svg:x="14.869cm" svg:y="3.934cm">
          <text:p text:style-name="P1">*e</text:p>
        </draw:rect>
        <draw:rect draw:style-name="gr1" draw:text-style-name="P1" xml:id="id11" draw:id="id11" draw:layer="layout" svg:width="1.4cm" svg:height="1.2cm" svg:x="16.269cm" svg:y="3.934cm">
          <text:p text:style-name="P1">*f</text:p>
        </draw:rect>
        <draw:custom-shape draw:style-name="gr2" draw:text-style-name="P1" xml:id="id2" draw:id="id2" draw:layer="layout" svg:width="4cm" svg:height="1.4cm" svg:x="4.8cm" svg:y="8.4cm">
          <text:p text:style-name="P1">Object A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1.4cm" svg:x="4.8cm" svg:y="11cm">
          <text:p text:style-name="P1">Object B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cm" svg:height="1.4cm" svg:x="4.8cm" svg:y="13.4cm">
          <text:p text:style-name="P1">Object C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cm" svg:height="1.4cm" svg:x="18cm" svg:y="13.4cm">
          <text:p text:style-name="P1">Object D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cm" svg:height="1.4cm" svg:x="18cm" svg:y="10.8cm">
          <text:p text:style-name="P1">Object E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4cm" svg:height="1.4cm" svg:x="18cm" svg:y="8.2cm">
          <text:p text:style-name="P1">Object F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739cm" svg:height="0.721cm" svg:x="9.669cm" svg:y="3.013cm">
          <draw:text-box>
            <text:p text:style-name="P2"><text:span text:style-name="T1">0</text:span></text:p>
          </draw:text-box>
        </draw:frame>
        <draw:frame draw:style-name="gr3" draw:text-style-name="P3" draw:layer="layout" svg:width="0.739cm" svg:height="0.721cm" svg:x="11.069cm" svg:y="3.013cm">
          <draw:text-box>
            <text:p text:style-name="P2"><text:span text:style-name="T1">1</text:span></text:p>
          </draw:text-box>
        </draw:frame>
        <draw:frame draw:style-name="gr3" draw:text-style-name="P3" draw:layer="layout" svg:width="0.739cm" svg:height="0.721cm" svg:x="12.469cm" svg:y="3.013cm">
          <draw:text-box>
            <text:p text:style-name="P2"><text:span text:style-name="T1">2</text:span></text:p>
          </draw:text-box>
        </draw:frame>
        <draw:frame draw:style-name="gr3" draw:text-style-name="P3" draw:layer="layout" svg:width="0.739cm" svg:height="0.721cm" svg:x="13.869cm" svg:y="3.013cm">
          <draw:text-box>
            <text:p text:style-name="P2"><text:span text:style-name="T1">3</text:span></text:p>
          </draw:text-box>
        </draw:frame>
        <draw:frame draw:style-name="gr3" draw:text-style-name="P3" draw:layer="layout" svg:width="0.739cm" svg:height="0.721cm" svg:x="15.23cm" svg:y="3.013cm">
          <draw:text-box>
            <text:p text:style-name="P2"><text:span text:style-name="T1">4</text:span></text:p>
          </draw:text-box>
        </draw:frame>
        <draw:frame draw:style-name="gr3" draw:text-style-name="P3" draw:layer="layout" svg:width="0.739cm" svg:height="0.721cm" svg:x="16.569cm" svg:y="3.013cm">
          <draw:text-box>
            <text:p text:style-name="P2"><text:span text:style-name="T1">5</text:span></text:p>
          </draw:text-box>
        </draw:frame>
        <draw:frame draw:style-name="gr4" draw:text-style-name="P4" draw:layer="layout" svg:width="2.902cm" svg:height="0.962cm" svg:x="12cm" svg:y="1.038cm">
          <draw:text-box>
            <text:p text:style-name="P4">NSArray</text:p>
          </draw:text-box>
        </draw:frame>
        <draw:connector draw:style-name="gr5" draw:text-style-name="P5" draw:layer="layout" svg:x1="9.969cm" svg:y1="5.134cm" svg:x2="8.8cm" svg:y2="9.1cm" draw:start-shape="id1" draw:start-glue-point="2" draw:end-shape="id2" draw:end-glue-point="1" svg:d="m9969 5134v3966h-1169">
          <text:p/>
        </draw:connector>
        <draw:connector draw:style-name="gr5" draw:text-style-name="P5" draw:layer="layout" svg:x1="11.369cm" svg:y1="5.134cm" svg:x2="8.8cm" svg:y2="11.7cm" draw:start-shape="id3" draw:start-glue-point="2" draw:end-shape="id4" draw:end-glue-point="1" svg:d="m11369 5134v6566h-2569">
          <text:p/>
        </draw:connector>
        <draw:connector draw:style-name="gr5" draw:text-style-name="P5" draw:layer="layout" svg:x1="12.769cm" svg:y1="5.134cm" svg:x2="8.8cm" svg:y2="14.1cm" draw:start-shape="id5" draw:start-glue-point="2" draw:end-shape="id6" draw:end-glue-point="1" svg:d="m12769 5134v8966h-3969">
          <text:p/>
        </draw:connector>
        <draw:connector draw:style-name="gr5" draw:text-style-name="P5" draw:layer="layout" svg:x1="14.169cm" svg:y1="5.134cm" svg:x2="18cm" svg:y2="14.1cm" draw:start-shape="id7" draw:start-glue-point="2" draw:end-shape="id8" draw:end-glue-point="3" svg:d="m14169 5134v8966h3831">
          <text:p/>
        </draw:connector>
        <draw:connector draw:style-name="gr5" draw:text-style-name="P5" draw:layer="layout" svg:x1="15.569cm" svg:y1="5.134cm" svg:x2="18cm" svg:y2="11.5cm" draw:start-shape="id9" draw:start-glue-point="2" draw:end-shape="id10" draw:end-glue-point="3" svg:d="m15569 5134v6366h2431">
          <text:p/>
        </draw:connector>
        <draw:connector draw:style-name="gr5" draw:text-style-name="P5" draw:layer="layout" svg:x1="16.969cm" svg:y1="5.134cm" svg:x2="18cm" svg:y2="8.9cm" draw:start-shape="id11" draw:start-glue-point="2" draw:end-shape="id12" draw:end-glue-point="3" svg:d="m16969 5134v3766h1031">
          <text:p/>
        </draw:connector>
        <draw:line draw:style-name="gr5" draw:text-style-name="P5" draw:layer="layout" svg:x1="14.2cm" svg:y1="18.4cm" svg:x2="11.8cm" svg:y2="14.8cm">
          <text:p/>
        </draw:line>
        <draw:frame draw:style-name="gr4" draw:text-style-name="P4" draw:layer="layout" svg:width="2.373cm" svg:height="0.962cm" svg:x="14.6cm" svg:y="18.2cm">
          <draw:text-box>
            <text:p text:style-name="P4">Strong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1" xml:id="id13" draw:id="id13" draw:layer="layout" svg:width="1.4cm" svg:height="1.2cm" svg:x="9.269cm" svg:y="3.934cm">
          <text:p text:style-name="P1">*a</text:p>
        </draw:rect>
        <draw:rect draw:style-name="gr1" draw:text-style-name="P1" xml:id="id15" draw:id="id15" draw:layer="layout" svg:width="1.4cm" svg:height="1.2cm" svg:x="10.669cm" svg:y="3.934cm">
          <text:p text:style-name="P1">*b</text:p>
        </draw:rect>
        <draw:rect draw:style-name="gr1" draw:text-style-name="P1" xml:id="id17" draw:id="id17" draw:layer="layout" svg:width="1.4cm" svg:height="1.2cm" svg:x="12.069cm" svg:y="3.934cm">
          <text:p text:style-name="P1">*c</text:p>
        </draw:rect>
        <draw:rect draw:style-name="gr1" draw:text-style-name="P1" xml:id="id19" draw:id="id19" draw:layer="layout" svg:width="1.4cm" svg:height="1.2cm" svg:x="13.469cm" svg:y="3.934cm">
          <text:p text:style-name="P1">*d</text:p>
        </draw:rect>
        <draw:rect draw:style-name="gr1" draw:text-style-name="P1" xml:id="id21" draw:id="id21" draw:layer="layout" svg:width="1.4cm" svg:height="1.2cm" svg:x="14.869cm" svg:y="3.934cm">
          <text:p text:style-name="P1">*e</text:p>
        </draw:rect>
        <draw:rect draw:style-name="gr1" draw:text-style-name="P1" xml:id="id23" draw:id="id23" draw:layer="layout" svg:width="1.4cm" svg:height="1.2cm" svg:x="16.269cm" svg:y="3.934cm">
          <text:p text:style-name="P1">*f</text:p>
        </draw:rect>
        <draw:custom-shape draw:style-name="gr2" draw:text-style-name="P1" xml:id="id14" draw:id="id14" draw:layer="layout" svg:width="4cm" svg:height="1.4cm" svg:x="4.8cm" svg:y="8.4cm">
          <text:p text:style-name="P1">Object A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cm" svg:height="1.4cm" svg:x="4.8cm" svg:y="11cm">
          <text:p text:style-name="P1">Object B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4cm" svg:height="1.4cm" svg:x="4.8cm" svg:y="13.4cm">
          <text:p text:style-name="P1">Object C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4cm" svg:height="1.4cm" svg:x="18cm" svg:y="13.4cm">
          <text:p text:style-name="P1">Object D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4cm" svg:height="1.4cm" svg:x="18cm" svg:y="10.8cm">
          <text:p text:style-name="P1">Object E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4cm" svg:height="1.4cm" svg:x="18cm" svg:y="8.2cm">
          <text:p text:style-name="P1">Object F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14cm" svg:height="0.721cm" svg:x="9.2cm" svg:y="3.013cm">
          <draw:text-box>
            <text:p text:style-name="P2"><text:span text:style-name="T1">KeyA</text:span></text:p>
          </draw:text-box>
        </draw:frame>
        <draw:frame draw:style-name="gr4" draw:text-style-name="P4" draw:layer="layout" svg:width="4.206cm" svg:height="0.962cm" svg:x="12cm" svg:y="1.038cm">
          <draw:text-box>
            <text:p text:style-name="P4">NSDictionary</text:p>
          </draw:text-box>
        </draw:frame>
        <draw:connector draw:style-name="gr5" draw:text-style-name="P5" draw:layer="layout" svg:x1="9.969cm" svg:y1="5.134cm" svg:x2="8.8cm" svg:y2="9.1cm" draw:start-shape="id13" draw:start-glue-point="2" draw:end-shape="id14" draw:end-glue-point="1" svg:d="m9969 5134v3966h-1169">
          <text:p/>
        </draw:connector>
        <draw:connector draw:style-name="gr5" draw:text-style-name="P5" draw:layer="layout" svg:x1="11.369cm" svg:y1="5.134cm" svg:x2="8.8cm" svg:y2="11.7cm" draw:start-shape="id15" draw:start-glue-point="2" draw:end-shape="id16" draw:end-glue-point="1" svg:d="m11369 5134v6566h-2569">
          <text:p/>
        </draw:connector>
        <draw:connector draw:style-name="gr5" draw:text-style-name="P5" draw:layer="layout" svg:x1="12.769cm" svg:y1="5.134cm" svg:x2="8.8cm" svg:y2="14.1cm" draw:start-shape="id17" draw:start-glue-point="2" draw:end-shape="id18" draw:end-glue-point="1" svg:d="m12769 5134v8966h-3969">
          <text:p/>
        </draw:connector>
        <draw:connector draw:style-name="gr5" draw:text-style-name="P5" draw:layer="layout" svg:x1="14.169cm" svg:y1="5.134cm" svg:x2="18cm" svg:y2="14.1cm" draw:start-shape="id19" draw:start-glue-point="2" draw:end-shape="id20" draw:end-glue-point="3" svg:d="m14169 5134v8966h3831">
          <text:p/>
        </draw:connector>
        <draw:connector draw:style-name="gr5" draw:text-style-name="P5" draw:layer="layout" svg:x1="15.569cm" svg:y1="5.134cm" svg:x2="18cm" svg:y2="11.5cm" draw:start-shape="id21" draw:start-glue-point="2" draw:end-shape="id22" draw:end-glue-point="3" svg:d="m15569 5134v6366h2431">
          <text:p/>
        </draw:connector>
        <draw:connector draw:style-name="gr5" draw:text-style-name="P5" draw:layer="layout" svg:x1="16.969cm" svg:y1="5.134cm" svg:x2="18cm" svg:y2="8.9cm" draw:start-shape="id23" draw:start-glue-point="2" draw:end-shape="id24" draw:end-glue-point="3" svg:d="m16969 5134v3766h1031">
          <text:p/>
        </draw:connector>
        <draw:line draw:style-name="gr5" draw:text-style-name="P5" draw:layer="layout" svg:x1="14.2cm" svg:y1="18.4cm" svg:x2="11.8cm" svg:y2="14.8cm">
          <text:p/>
        </draw:line>
        <draw:frame draw:style-name="gr4" draw:text-style-name="P4" draw:layer="layout" svg:width="2.373cm" svg:height="0.962cm" svg:x="14.6cm" svg:y="18.2cm">
          <draw:text-box>
            <text:p text:style-name="P4">Strong</text:p>
          </draw:text-box>
        </draw:frame>
        <draw:frame draw:style-name="gr3" draw:text-style-name="P3" draw:layer="layout" svg:width="1.514cm" svg:height="0.721cm" svg:x="10.714cm" svg:y="3.014cm">
          <draw:text-box>
            <text:p text:style-name="P2"><text:span text:style-name="T1">KeyB</text:span></text:p>
          </draw:text-box>
        </draw:frame>
        <draw:frame draw:style-name="gr3" draw:text-style-name="P3" draw:layer="layout" svg:width="1.535cm" svg:height="0.721cm" svg:x="12cm" svg:y="3.014cm">
          <draw:text-box>
            <text:p text:style-name="P2"><text:span text:style-name="T1">KeyC</text:span></text:p>
          </draw:text-box>
        </draw:frame>
        <draw:frame draw:style-name="gr3" draw:text-style-name="P3" draw:layer="layout" svg:width="1.535cm" svg:height="0.721cm" svg:x="13.486cm" svg:y="3.014cm">
          <draw:text-box>
            <text:p text:style-name="P2"><text:span text:style-name="T1">KeyD</text:span></text:p>
          </draw:text-box>
        </draw:frame>
        <draw:frame draw:style-name="gr3" draw:text-style-name="P3" draw:layer="layout" svg:width="1.535cm" svg:height="0.721cm" svg:x="14.8cm" svg:y="3cm">
          <draw:text-box>
            <text:p text:style-name="P2"><text:span text:style-name="T1">KeyD</text:span></text:p>
          </draw:text-box>
        </draw:frame>
        <draw:frame draw:style-name="gr3" draw:text-style-name="P3" draw:layer="layout" svg:width="1.488cm" svg:height="0.721cm" svg:x="16.086cm" svg:y="3cm">
          <draw:text-box>
            <text:p text:style-name="P2"><text:span text:style-name="T1">KeyF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14T13:11:40</meta:creation-date>
    <meta:editing-duration>PT21M45S</meta:editing-duration>
    <meta:editing-cycles>2</meta:editing-cycles>
    <dc:date>2013-10-14T13:51:32</dc:date>
    <meta:document-statistic meta:object-count="79"/>
    <meta:generator>OpenOffice/4.0.0$Unix OpenOffice.org_project/400m3$Build-9702</meta:generator>
  </office:meta>
</office:document-meta>
</file>